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rearMe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 style:data-style-name="N37">
      <style:table-cell-properties fo:background-color="#ffffff" fo:border="0.06pt solid #000000"/>
    </style:style>
    <style:style style:name="ce9" style:family="table-cell" style:parent-style-name="Default" style:data-style-name="N0">
      <style:table-cell-properties fo:background-color="#ffffff" fo:border="0.06pt solid #000000"/>
    </style:style>
    <style:style style:name="ce5" style:family="table-cell" style:parent-style-name="Default">
      <style:text-properties style:text-underline-style="non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INDICE" table:style-name="ta1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otón 1" form:control-implementation="ooo:com.sun.star.form.component.CommandButton" xml:id="control1" form:id="control1" form:label="Botón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CrearMes.Main?language=Basic&amp;location=document" xlink:type="simple"/>
              </office:event-listeners>
            </form:button>
          </form:form>
        </office:forms>
        <table:shapes>
          <draw:control draw:z-index="0" draw:text-style-name="P1" svg:width="7.021cm" svg:height="3.426cm" svg:x="3.662cm" svg:y="3.108cm" draw:control="control1"/>
        </table:shapes>
        <table:table-column table:style-name="co1" table:number-columns-repeated="62" table:default-cell-style-name="ce1"/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57"/>
        </table:table-row>
        <table:table-row table:style-name="ro1">
          <table:table-cell/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Hora</text:p>
          </table:table-cell>
          <table:table-cell table:style-name="ce2" office:value-type="string" calcext:value-type="string">
            <text:p>Peso (Kg)</text:p>
          </table:table-cell>
          <table:table-cell table:number-columns-repeated="58"/>
        </table:table-row>
        <table:table-row table:style-name="ro1">
          <table:table-cell/>
          <table:table-cell table:style-name="ce3" office:value-type="date" office:date-value="2021-08-25" calcext:value-type="date">
            <text:p>25/08/21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float" office:value="113.6" calcext:value-type="float">
            <text:p>113,6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By UwU</text:p>
          </table:table-cell>
          <table:table-cell table:number-columns-repeated="57"/>
        </table:table-row>
        <table:table-row table:style-name="ro1" table:number-rows-repeated="112">
          <table:table-cell table:number-columns-repeated="62"/>
        </table:table-row>
        <table:table-row table:style-name="ro1">
          <table:table-cell table:number-columns-repeated="62"/>
        </table:table-row>
      </table:table>
      <table:table table:name="AGOSTO DE 2021" table:style-name="ta1">
        <office:forms form:automatic-focus="false" form:apply-design-mode="false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edi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13.6" calcext:value-type="float">
            <text:p>113,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112.5" calcext:value-type="float">
            <text:p>112,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promedio([.C2:.C31])" office:value-type="string" office:string-value="" calcext:value-type="error">
            <text:p>#¿NOMBRE?</text:p>
          </table:table-cell>
        </table:table-row>
      </table:table>
      <table:table table:name="PLANTILLA CALENARI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Peso</text:p>
          </table:table-cell>
          <table:table-cell office:value-type="string" calcext:value-type="string">
            <text:p>Media Fina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style-name="ce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7:18:10.9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8-26T19:56:00.767000000</dc:date>
    <meta:editing-duration>PT8H1M20S</meta:editing-duration>
    <meta:editing-cycles>55</meta:editing-cycles>
    <meta:document-statistic meta:table-count="3" meta:cell-count="83" meta:object-count="1"/>
  </office:meta>
</office:document-meta>
</file>

<file path=Basic/Standard/CrearMes.xml><?xml version="1.0" encoding="utf-8"?>
<!DOCTYPE module  PUBLIC '-//OpenOffice.org//DTD OfficeDocument 1.0//EN'  'module.dtd'>
<script:module xmlns:script="http://openoffice.org/2000/script" script:name="CrearMes" script:language="StarBasic" script:moduleType="normal">REM  *****  BASIC  *****

Option VBASupport 1

Sub Main
	
	'Declarar las variables iniciales
	Dim fecha As Date

	Dim nombreHoja As String
	Dim existeHoja As Boolean
	Dim hora As String
	
	'Coger variables
	fecha = ThisComponent.Sheets(0).getCellByPosition(1,2).String
	hora = ThisComponent.Sheets(0).getCellByPosition(2,2).String
	peso = ThisComponent.Sheets(0).getCellByPosition(3,2).String
		
	'fechaAuxiliar = Format("1/"&amp;Month(fecha)&amp;"/"&amp;Year(fecha),"D MMMM YYYY")
	
	'Creamos un String de como seria la hoja nueva
	nombreHoja = UCase(MonthName(Month(fecha), False)) &amp; " DE " &amp; Year(fecha)
	
	'Comprobar si existe ya la hoja de ese mes y a;o
	
	existeHoja = True
	
	For i = 1 To Worksheets.Count
        If Worksheets(i).Name = nombreHoja Then
				existeHoja = False
				Exit For
        End If
    Next i
	
	'Comprobamos que nos ha dicho el bucle
	If existeHoja = True Then
	
		'Si la variable detecta que no existe la hoja, la creeamos, y llenamos los campos
		ThisComponent.Sheets().insertNewByName(nombreHoja, 1 )	
		
		'Ahora vamos a esa hoja, y llenamos las columnas, asi como poner cada dia del mes y la formula final para una media
		ThisComponent.CurrentController.setActiveSheet(ThisComponent.Sheets.getByName(nombreHoja))
		
		Dim diasMaximos As Integer
		Dim fechaAuxiliar As Date
		Dim mes As Integer
		
		'Creamos una fecha auxiliar haciendo que sea el mes 1
		fechaAuxiliar = Format("1/"&amp;Month(fecha)&amp;"/"&amp;Year(fecha),"D MMMM YYYY")
		
		'Cojemos el mes para comparar luego
		mes = Month(fechaAuxiliar)
		
		'Recorre todos los dias de ese mes
		For diasMaximos = 0 To 31
			
			'Si el mes guardado y la fecha del mes auxilar no coinciden implica que el mes ha acabado y sale del bucle
			If mes &lt;&gt; Month(fechaAuxiliar) Then
				Exit For
			End If
			
			'A;adimos un dia mas
			fechaAuxiliar = DateAdd ("d", 1, fechaAuxiliar)
			
    	Next diasMaximos
		
		'MsgBox diasMaximos
		
		'Ahora ponemos en la primera linea los indices
		Range("A1").Value = "Dia"
		Range("B1").Value = "Hora"	
		Range("C1").Value = "Peso"
		Range("D1").Value = "Media"
				
		'Ahora escribimos los dias
		For i = 1 to diasMaximos
			ThisComponent.Sheets.getByName(nombreHoja).getCellByPosition(0,i).Value = i
		Next i
		
		'Y por ultimo ponemos la formula
		Dim formula As String
		formula = "=PROMEDIO(C2:C"&amp;Cstr(diasMaximos)&amp;")"
		
		ThisComponent.Sheets.getByName(nombreHoja).getCellByPosition(3,i-1).setFormula(formula)
					
	End If
	
	'Ponemos la hora y el peso en la linea correspondiente
	ThisComponent.Sheets.getByName(nombreHoja).getCellByPosition(1,Day(fecha)).Value = hora 'TIME(TIMEVALUE(hora)) 'TIME(hora) 'TIMEVALUE(TIME(hora)) 'hora
	ThisComponent.Sheets.getByName(nombreHoja).getCellByPosition(2,Day(fecha)).Value = peso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rearMe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